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6192" officeooo:paragraph-rsid="001d6192"/>
    </style:style>
    <style:style style:name="P2" style:family="paragraph" style:parent-style-name="Standard">
      <style:text-properties officeooo:rsid="001e54b8" officeooo:paragraph-rsid="001e54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 contine StudentHelper:</text:p>
      <text:p text:style-name="P1"/>
      <text:p text:style-name="P1">-Algoritm neighbor based colaborative filtering pentru recomandari pe pagina de intrebari si raspunsi si cea de chestionare</text:p>
      <text:p text:style-name="P1">-Algoritm pentru cenzurare a cuvintelor interzise</text:p>
      <text:p text:style-name="P1">-Algoritm pentru verificare similaritate intre doua texte(Cosine similarity)</text:p>
      <text:p text:style-name="P1">-Nudity filtering (Gasit pe internet)</text:p>
      <text:p text:style-name="P1">-Algoritmi CRUD pentru prelucrare de date</text:p>
      <text:p text:style-name="P1">-Javascript canvas pentru creeare orar</text:p>
      <text:p text:style-name="P1">-Javascript chestionare contra timp</text:p>
      <text:p text:style-name="P1"/>
      <text:p text:style-name="P1"/>
      <text:p text:style-name="P1">Buguri sau sensibilitati:</text:p>
      <text:p text:style-name="P1">-Exista o mica sensibilitate in parte de </text:p>
      <text:p text:style-name="P1"/>
      <text:p text:style-name="P2">Parola universala: StudentHelper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5:16:44.277996018</meta:creation-date>
    <dc:date>2017-04-20T00:47:42.178841817</dc:date>
    <meta:editing-duration>PT25M6S</meta:editing-duration>
    <meta:editing-cycles>1</meta:editing-cycles>
    <meta:document-statistic meta:table-count="0" meta:image-count="0" meta:object-count="0" meta:page-count="1" meta:paragraph-count="11" meta:word-count="67" meta:character-count="523" meta:non-whitespace-character-count="466"/>
    <meta:generator>LibreOffice/5.3.1.2$Linux_X86_64 LibreOffice_project/30m0$Build-2</meta:generator>
  </office:meta>
</office:document-meta>
</file>